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6699cc" draw:textarea-vertical-align="middle"/>
    </style:style>
    <style:style style:name="gr2" style:family="graphic" style:parent-style-name="standard">
      <style:graphic-properties svg:stroke-color="#000000" draw:fill="solid" draw:fill-color="#99ccff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align="center" fo:text-indent="0cm"/>
      <style:text-properties fo:font-size="15pt" style:font-size-asian="15pt" style:font-size-complex="15pt"/>
    </style:style>
    <style:style style:name="P4" style:family="paragraph">
      <style:paragraph-properties fo:margin-left="0cm" fo:margin-right="0cm" fo:text-align="center" fo:text-indent="0cm"/>
      <style:text-properties fo:font-size="12pt" style:font-size-asian="12pt" style:font-size-complex="12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6.223cm" svg:height="4.191cm" svg:x="1.254cm" svg:y="1.254cm">
          <text:p/>
        </draw:rect>
        <draw:rect draw:style-name="gr2" draw:text-style-name="P3" draw:layer="layout" svg:width="5.915cm" svg:height="0.762cm" svg:x="1.435cm" svg:y="1.408cm">
          <text:p text:style-name="P2"><text:span text:style-name="T1">DMX</text:span></text:p>
        </draw:rect>
        <draw:rect draw:style-name="gr2" draw:text-style-name="P4" draw:layer="layout" svg:width="5.915cm" svg:height="1.143cm" svg:x="1.435cm" svg:y="2.143cm">
          <text:p text:style-name="P2"><text:span text:style-name="T2">DMX_CANAL_POSICION</text:span></text:p>
          <text:p text:style-name="P2"><text:span text:style-name="T2">DMX_CANAL_VELOCIDAD</text:span></text:p>
        </draw:rect>
        <draw:rect draw:style-name="gr2" draw:text-style-name="P4" draw:layer="layout" svg:width="5.915cm" svg:height="2.124cm" svg:x="1.435cm" svg:y="3.194cm">
          <text:p text:style-name="P2"><text:span text:style-name="T2">DMX_init():void</text:span></text:p>
          <text:p text:style-name="P2"><text:span text:style-name="T2">DMX_read(canal):dato</text:span></text:p>
          <text:p text:style-name="P2"><text:span text:style-name="T2">DMX_write(canalInicial):void</text:span></text:p>
          <text:p text:style-name="P2"><text:span text:style-name="T2">DMX_estaActivo():estado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ian </meta:initial-creator>
    <meta:creation-date>2017-08-16T20:23:52.76</meta:creation-date>
    <dc:date>2017-09-10T16:27:40.45</dc:date>
    <dc:creator>ian </dc:creator>
    <meta:editing-duration>PT9H6M30S</meta:editing-duration>
    <meta:editing-cycles>101</meta:editing-cycles>
    <meta:generator>OpenOffice/4.1.3$Win32 OpenOffice.org_project/413m1$Build-9783</meta:generator>
    <meta:document-statistic meta:object-count="4"/>
  </office:meta>
</office:document-meta>
</file>